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7in"/>
    </style:style>
    <style:style style:name="co2" style:family="table-column">
      <style:table-column-properties fo:break-before="auto" style:column-width="1.5165in"/>
    </style:style>
    <style:style style:name="co3" style:family="table-column">
      <style:table-column-properties fo:break-before="auto" style:column-width="0.505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clu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ibft</text:p>
          </table:table-cell>
          <table:table-cell office:value-type="string" calcext:value-type="string">
            <text:p>qbft</text:p>
          </table:table-cell>
          <table:table-cell office:value-type="string" calcext:value-type="string">
            <text:p>pbft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428/450" office:value-type="float" office:value="0.951111111111111" calcext:value-type="float">
            <text:p>0.95111111111111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21/25" office:value-type="float" office:value="0.84" calcext:value-type="float">
            <text:p>0.84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360/450" office:value-type="float" office:value="0.8" calcext:value-type="float">
            <text:p>0.8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260/450" office:value-type="float" office:value="0.577777777777778" calcext:value-type="float">
            <text:p>0.577777777777778</text:p>
          </table:table-cell>
          <table:table-cell/>
          <table:table-cell table:formula="of:=18.6/25" office:value-type="float" office:value="0.744" calcext:value-type="float">
            <text:p>0.744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300/1500" office:value-type="float" office:value="0.866666666666667" calcext:value-type="float">
            <text:p>0.866666666666667</text:p>
          </table:table-cell>
          <table:table-cell table:formula="of:=235/450" office:value-type="float" office:value="0.522222222222222" calcext:value-type="float">
            <text:p>0.522222222222222</text:p>
          </table:table-cell>
          <table:table-cell table:formula="of:=463/465" office:value-type="float" office:value="0.995698924731183" calcext:value-type="float">
            <text:p>0.99569892473118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14/25" office:value-type="float" office:value="0.56" calcext:value-type="float">
            <text:p>0.56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400/465" office:value-type="float" office:value="0.860215053763441" calcext:value-type="float">
            <text:p>0.86021505376344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380/465" office:value-type="float" office:value="0.817204301075269" calcext:value-type="float">
            <text:p>0.817204301075269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14/25" office:value-type="float" office:value="0.56" calcext:value-type="float">
            <text:p>0.56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90/465" office:value-type="float" office:value="0.623655913978495" calcext:value-type="float">
            <text:p>0.623655913978495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200/1500" office:value-type="float" office:value="0.8" calcext:value-type="float">
            <text:p>0.8</text:p>
          </table:table-cell>
          <table:table-cell table:formula="of:=230/450" office:value-type="float" office:value="0.511111111111111" calcext:value-type="float">
            <text:p>0.511111111111111</text:p>
          </table:table-cell>
          <table:table-cell table:formula="of:=270/465" office:value-type="float" office:value="0.580645161290323" calcext:value-type="float">
            <text:p>0.58064516129032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100/1500" office:value-type="float" office:value="0.733333333333333" calcext:value-type="float">
            <text:p>0.733333333333333</text:p>
          </table:table-cell>
          <table:table-cell table:formula="of:=220/450" office:value-type="float" office:value="0.488888888888889" calcext:value-type="float">
            <text:p>0.488888888888889</text:p>
          </table:table-cell>
          <table:table-cell table:formula="of:=250/465" office:value-type="float" office:value="0.537634408602151" calcext:value-type="float">
            <text:p>0.537634408602151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5:43:38.129131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4T15:43:52.522260008</dc:date>
    <meta:editing-duration>PT34M37S</meta:editing-duration>
    <meta:editing-cycles>17</meta:editing-cycles>
    <meta:document-statistic meta:table-count="1" meta:cell-count="42" meta:object-count="0"/>
  </office:meta>
</office:document-meta>
</file>